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47ff"/>
    </style:style>
    <style:style style:name="P2" style:family="paragraph">
      <style:paragraph-properties fo:text-align="center"/>
    </style:style>
    <style:style style:name="P3" style:family="paragraph">
      <style:text-properties fo:color="#0047ff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5.5cm" svg:x="8.5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cm" svg:height="2.5cm" svg:x="7.07cm" svg:y="2.939cm">
            <text:p text:style-name="P2">raw</text:p>
            <text:p text:style-name="P2">data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5" draw:layer="layout" svg:width="5cm" svg:height="2.5cm" svg:x="3cm" svg:y="7cm">
            <text:p text:style-name="P2">scores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1" draw:layer="layout" svg:width="5cm" svg:height="2.5cm" svg:x="3cm" svg:y="11cm">
            <text:p text:style-name="P2">colour</text:p>
            <text:p text:style-name="P2">index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4" draw:layer="layout" svg:width="5cm" svg:height="2.5cm" svg:x="14cm" svg:y="11cm">
            <text:p text:style-name="P2">display</text:p>
            <text:p text:style-name="P2">attributes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3" draw:layer="layout" svg:width="5cm" svg:height="2.5cm" svg:x="14cm" svg:y="15cm">
            <text:p text:style-name="P2">permutation</text:p>
            <text:p text:style-name="P2">index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2" draw:layer="layout" svg:width="5cm" svg:height="2.5cm" svg:x="3cm" svg:y="15cm">
            <text:p text:style-name="P2">colour</text:p>
            <text:p text:style-name="P2">palette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cm" svg:y1="5.5cm" svg:x2="5.5cm" svg:y2="7cm">
            <text:p/>
          </draw:line>
          <draw:line draw:style-name="gr3" draw:text-style-name="P2" draw:layer="layout" svg:x1="5.5cm" svg:y1="9.5cm" svg:x2="5.5cm" svg:y2="11cm">
            <text:p/>
          </draw:line>
          <draw:connector draw:style-name="gr3" draw:text-style-name="P2" draw:layer="layout" svg:x1="5.5cm" svg:y1="13.5cm" svg:x2="10.054cm" svg:y2="13.996cm" draw:start-shape="id1" draw:start-glue-point="2" svg:d="m5500 13500v501h4554v-5">
            <text:p/>
          </draw:connector>
          <draw:connector draw:style-name="gr3" draw:text-style-name="P2" draw:layer="layout" svg:x1="5.5cm" svg:y1="15cm" svg:x2="10.081cm" svg:y2="14.42cm" draw:start-shape="id2" draw:start-glue-point="0" svg:d="m5500 15000v-540h4581v-40">
            <text:p/>
          </draw:connector>
          <draw:connector draw:style-name="gr3" draw:text-style-name="P2" draw:layer="layout" svg:x1="16.5cm" svg:y1="15cm" svg:x2="11.986cm" svg:y2="14.552cm" draw:start-shape="id3" draw:start-glue-point="0" svg:d="m16500 15000v-501h-4514v53">
            <text:p/>
          </draw:connector>
          <draw:connector draw:style-name="gr3" draw:text-style-name="P2" draw:layer="layout" svg:x1="16.5cm" svg:y1="13.5cm" svg:x2="11.959cm" svg:y2="14.155cm" draw:start-shape="id4" draw:start-glue-point="2" svg:d="m16500 13500v578h-4541v77">
            <text:p/>
          </draw:connector>
          <draw:frame draw:style-name="gr4" draw:text-style-name="P3" draw:layer="layout" svg:width="2.163cm" svg:height="0.899cm" svg:x="8.628cm" svg:y="13cm">
            <draw:text-box>
              <text:p text:style-name="P3"><text:span text:style-name="T1">Colour</text:span></text:p>
            </draw:text-box>
          </draw:frame>
          <draw:frame draw:style-name="gr4" draw:text-style-name="P3" draw:layer="layout" svg:width="3.543cm" svg:height="0.899cm" svg:x="10.074cm" svg:y="12cm">
            <draw:text-box>
              <text:p text:style-name="P3"><text:span text:style-name="T1">Appearance</text:span></text:p>
            </draw:text-box>
          </draw:frame>
          <draw:frame draw:style-name="gr4" draw:text-style-name="P3" draw:layer="layout" svg:width="2.634cm" svg:height="0.899cm" svg:x="10.798cm" svg:y="14.5cm">
            <draw:text-box>
              <text:p text:style-name="P3"><text:span text:style-name="T1">Location</text:span></text:p>
            </draw:text-box>
          </draw:frame>
          <draw:connector draw:style-name="gr3" draw:text-style-name="P1" draw:layer="layout" svg:x1="8cm" svg:y1="8.25cm" svg:x2="16.801cm" svg:y2="8.255cm" draw:start-shape="id5" svg:d="m8000 8250h4651v5h4150">
            <text:p/>
          </draw:connector>
          <draw:line draw:style-name="gr3" draw:text-style-name="P1" draw:layer="layout" svg:x1="16.5cm" svg:y1="8.5cm" svg:x2="16.5cm" svg:y2="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2-22T15:56:09</meta:creation-date>
    <dc:date>2012-02-22T16:24:58</dc:date>
    <meta:editing-duration>PT00H12M49S</meta:editing-duration>
    <meta:editing-cycles>2</meta:editing-cycles>
    <meta:generator>NeoOffice/3.2.1$Unix OpenOffice.org_project/Patch 4</meta:generator>
    <meta:document-statistic meta:object-count="19"/>
  </office:meta>
</office:document-meta>
</file>